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?</text:p>
          </table:table-cell>
          <table:table-cell/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 table:number-rows-repeated="1048458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106:Sheet1.C1048576 Sheet1.C28:Sheet1.C95 Sheet1.C97:Sheet1.C10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7:Sheet1.C107 Sheet1.C109:Sheet1.C109 Sheet1.C111:Sheet1.C111 Sheet1.C113:Sheet1.C113 Sheet1.C115:Sheet1.C115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6 Sheet1.C108:Sheet1.C108 Sheet1.C110:Sheet1.C110 Sheet1.C112:Sheet1.C112 Sheet1.C114:Sheet1.C114 Sheet1.C116:Sheet1.C116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12:39:51.0546006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10T13:56:39.086404697</dc:date>
    <meta:editing-duration>P1DT3H39M28S</meta:editing-duration>
    <meta:editing-cycles>149</meta:editing-cycles>
    <meta:generator>LibreOffice/7.3.1.3$Linux_X86_64 LibreOffice_project/30$Build-3</meta:generator>
    <meta:document-statistic meta:table-count="1" meta:cell-count="490" meta:object-count="0"/>
  </office:meta>
</office:document-meta>
</file>